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964a0" officeooo:paragraph-rsid="000964a0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Arial" fo:font-size="14pt" officeooo:rsid="000964a0" officeooo:paragraph-rsid="000964a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964a0" officeooo:paragraph-rsid="000964a0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ayaJs</text:p>
      <text:p text:style-name="P3">Documentação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6T12:14:01.359000000</dc:date>
    <meta:editing-duration>PT1M26S</meta:editing-duration>
    <meta:editing-cycles>1</meta:editing-cycles>
    <meta:document-statistic meta:table-count="0" meta:image-count="0" meta:object-count="0" meta:page-count="1" meta:paragraph-count="2" meta:word-count="2" meta:character-count="20" meta:non-whitespace-character-count="20"/>
    <meta:generator>LibreOffice/7.4.3.2$Windows_X86_64 LibreOffice_project/1048a8393ae2eeec98dff31b5c133c5f1d08b890</meta:generator>
  </office:meta>
</office:document-meta>
</file>